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table:number-columns-repeated="4" office:value-type="string" calcext:value-type="string">
            <text:p>NA</text:p>
          </table:table-cell>
          <table:table-cell table:style-name="ce3" office:value-type="float" office:value="0.00045" calcext:value-type="float">
            <text:p>0.00045</text:p>
          </table:table-cell>
          <table:table-cell table:style-name="ce4" office:value-type="string" calcext:value-type="string">
            <text:p>NA (BP = 0.03)</text:p>
          </table:table-cell>
        </table:table-row>
        <table:table-row table:style-name="ro1">
          <table:table-cell office:value-type="string" calcext:value-type="string">
            <text:p>ACE2</text:p>
          </table:table-cell>
          <table:table-cell table:style-name="ce1" office:value-type="float" office:value="0.000301924345296453" calcext:value-type="float">
            <text:p>0.000301924345296</text:p>
          </table:table-cell>
          <table:table-cell table:style-name="ce1" office:value-type="float" office:value="0.0212867114036733" calcext:value-type="float">
            <text:p>0.021286711403673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0123012736509487" calcext:value-type="float">
            <text:p>0.00123012736509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MPRSS2</text:p>
          </table:table-cell>
          <table:table-cell table:style-name="ce1" office:value-type="float" office:value="0.0000000729798068473401" calcext:value-type="float">
            <text:p>7.29798068473401E-08</text:p>
          </table:table-cell>
          <table:table-cell table:style-name="ce1" office:value-type="float" office:value="0.0181590143996864" calcext:value-type="float">
            <text:p>0.018159014399686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192785716197822" calcext:value-type="float">
            <text:p>0.019278571619782</text:p>
          </table:table-cell>
          <table:table-cell table:style-name="ce2" office:value-type="float" office:value="0.0248550566564425" calcext:value-type="float">
            <text:p>0.0248550566564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FITM2</text:p>
          </table:table-cell>
          <table:table-cell table:style-name="ce2" office:value-type="float" office:value="0.0317094552727744" calcext:value-type="float">
            <text:p>0.031709455272774</text:p>
          </table:table-cell>
          <table:table-cell table:style-name="ce1" office:value-type="float" office:value="0.0348897777361326" calcext:value-type="float">
            <text:p>0.034889777736133</text:p>
          </table:table-cell>
          <table:table-cell table:style-name="ce1" office:value-type="float" office:value="0.00000000000337979799991854" calcext:value-type="float">
            <text:p>3.37979799991854E-12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float" office:value="0.00000323887873967628" calcext:value-type="float">
            <text:p>3.23887873967628E-06</text:p>
          </table:table-cell>
        </table:table-row>
        <table:table-row table:style-name="ro1">
          <table:table-cell office:value-type="string" calcext:value-type="string">
            <text:p>IFITM3</text:p>
          </table:table-cell>
          <table:table-cell office:value-type="string" calcext:value-type="string">
            <text:p>NA</text:p>
          </table:table-cell>
          <table:table-cell table:style-name="ce1" office:value-type="float" office:value="0.00357205359903894" calcext:value-type="float">
            <text:p>0.003572053599039</text:p>
          </table:table-cell>
          <table:table-cell table:style-name="ce1" office:value-type="float" office:value="0.000000000145316738757602" calcext:value-type="float">
            <text:p>1.45316738757602E-10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float" office:value="0.00000128013279843485" calcext:value-type="float">
            <text:p>1.28013279843485E-06</text:p>
          </table:table-cell>
        </table:table-row>
        <table:table-row table:style-name="ro1">
          <table:table-cell office:value-type="string" calcext:value-type="string">
            <text:p>MYCN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0297928743125157" calcext:value-type="float">
            <text:p>0.002979287431252</text:p>
          </table:table-cell>
          <table:table-cell table:style-name="ce2" office:value-type="float" office:value="0.000620136575174162" calcext:value-type="float">
            <text:p>0.000620136575174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267049617712926" calcext:value-type="float">
            <text:p>0.026704961771293</text:p>
          </table:table-cell>
          <table:table-cell table:style-name="ce1" office:value-type="float" office:value="0.0000000000000171342577142673" calcext:value-type="float">
            <text:p>1.71342577142673E-14</text:p>
          </table:table-cell>
        </table:table-row>
        <table:table-row table:style-name="ro1">
          <table:table-cell office:value-type="string" calcext:value-type="string">
            <text:p>NTRK1</text:p>
          </table:table-cell>
          <table:table-cell office:value-type="string" calcext:value-type="string">
            <text:p>NA</text:p>
          </table:table-cell>
          <table:table-cell table:style-name="ce1" office:value-type="float" office:value="0.00202503939832435" calcext:value-type="float">
            <text:p>0.002025039398324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0.0000000000305801013153614" calcext:value-type="float">
            <text:p>3.05801013153614E-11</text:p>
          </table:table-cell>
          <table:table-cell table:style-name="ce2" office:value-type="float" office:value="0.000000000000163226382779653" calcext:value-type="float">
            <text:p>1.63226382779653E-13</text:p>
          </table:table-cell>
        </table:table-row>
        <table:table-row table:style-name="ro1">
          <table:table-cell office:value-type="string" calcext:value-type="string">
            <text:p>PTPN6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0.000000000000838320247586422" calcext:value-type="float">
            <text:p>8.38320247586422E-13</text:p>
          </table:table-cell>
          <table:table-cell table:style-name="ce1" office:value-type="float" office:value="0.000436193873127576" calcext:value-type="float">
            <text:p>0.000436193873128</text:p>
          </table:table-cell>
          <table:table-cell table:style-name="ce2" office:value-type="float" office:value="0.0122799242299769" calcext:value-type="float">
            <text:p>0.012279924229977</text:p>
          </table:table-cell>
          <table:table-cell table:style-name="ce2" office:value-type="float" office:value="0.000000000469064173524511" calcext:value-type="float">
            <text:p>4.69064173524511E-10</text:p>
          </table:table-cell>
        </table:table-row>
        <table:table-row table:style-name="ro1">
          <table:table-cell office:value-type="string" calcext:value-type="string">
            <text:p>TP53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0697857146602568" calcext:value-type="float">
            <text:p>0.006978571466026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float" office:value="0.0000664866019980544" calcext:value-type="float">
            <text:p>6.64866019980544E-05</text:p>
          </table:table-cell>
          <table:table-cell table:style-name="ce1" office:value-type="float" office:value="0.000000000000124949527389375" calcext:value-type="float">
            <text:p>1.24949527389375E-13</text:p>
          </table:table-cell>
        </table:table-row>
        <table:table-row table:style-name="ro1">
          <table:table-cell office:value-type="string" calcext:value-type="string">
            <text:p>CXCL10</text:p>
          </table:table-cell>
          <table:table-cell table:style-name="ce2" office:value-type="float" office:value="0.00674493422565314" calcext:value-type="float">
            <text:p>0.006744934225653</text:p>
          </table:table-cell>
          <table:table-cell office:value-type="string" calcext:value-type="string">
            <text:p>NA</text:p>
          </table:table-cell>
          <table:table-cell table:style-name="ce1" office:value-type="float" office:value="0.00000178985145179197" calcext:value-type="float">
            <text:p>1.78985145179197E-06</text:p>
          </table:table-cell>
          <table:table-cell table:style-name="ce1" office:value-type="float" office:value="0.000456952745559263" calcext:value-type="float">
            <text:p>0.000456952745559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0000139466537108729" calcext:value-type="float">
            <text:p>1.39466537108729E-06</text:p>
          </table:table-cell>
        </table:table-row>
        <table:table-row table:style-name="ro1">
          <table:table-cell office:value-type="string" calcext:value-type="string">
            <text:p>CXCL11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0.000233943810889805" calcext:value-type="float">
            <text:p>0.00023394381089</text:p>
          </table:table-cell>
          <table:table-cell table:style-name="ce1" office:value-type="float" office:value="0.00908704699613737" calcext:value-type="float">
            <text:p>0.009087046996137</text:p>
          </table:table-cell>
          <table:table-cell table:style-name="ce2" office:value-type="float" office:value="0.0432050929444063" calcext:value-type="float">
            <text:p>0.043205092944406</text:p>
          </table:table-cell>
          <table:table-cell table:style-name="ce2" office:value-type="float" office:value="0.0000158975477669383" calcext:value-type="float">
            <text:p>1.58975477669383E-05</text:p>
          </table:table-cell>
        </table:table-row>
        <table:table-row table:style-name="ro1">
          <table:table-cell office:value-type="string" calcext:value-type="string">
            <text:p>AGTR1</text:p>
          </table:table-cell>
          <table:table-cell office:value-type="string" calcext:value-type="string">
            <text:p>NA</text:p>
          </table:table-cell>
          <table:table-cell table:style-name="ce1" office:value-type="float" office:value="0.000878087517221327" calcext:value-type="float">
            <text:p>0.000878087517221</text:p>
          </table:table-cell>
          <table:table-cell table:style-name="ce1" office:value-type="float" office:value="0.00184695893883688" calcext:value-type="float">
            <text:p>0.001846958938837</text:p>
          </table:table-cell>
          <table:table-cell table:style-name="ce2" office:value-type="float" office:value="0.000692411317340071" calcext:value-type="float">
            <text:p>0.0006924113173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SG</text:p>
          </table:table-cell>
          <table:table-cell office:value-type="string" calcext:value-type="string">
            <text:p>NA</text:p>
          </table:table-cell>
          <table:table-cell table:style-name="ce1" office:value-type="float" office:value="0.00176088166177284" calcext:value-type="float">
            <text:p>0.001760881661773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float" office:value="0.00969757640795176" calcext:value-type="float">
            <text:p>0.0096975764079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PIA</text:p>
          </table:table-cell>
          <table:table-cell table:style-name="ce2" office:value-type="float" office:value="0.000000000188047993284325" calcext:value-type="float">
            <text:p>1.88047993284325E-10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0.00756558244873183" calcext:value-type="float">
            <text:p>0.007565582448732</text:p>
          </table:table-cell>
          <table:table-cell office:value-type="string" calcext:value-type="string">
            <text:p>NA</text:p>
          </table:table-cell>
          <table:table-cell table:style-name="ce1" office:value-type="float" office:value="0.000022208963382719" calcext:value-type="float">
            <text:p>2.2208963382719E-05</text:p>
          </table:table-cell>
        </table:table-row>
        <table:table-row table:style-name="ro1">
          <table:table-cell office:value-type="string" calcext:value-type="string">
            <text:p>PPIB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0.000639530387940686" calcext:value-type="float">
            <text:p>0.000639530387941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00134648603549803" calcext:value-type="float">
            <text:p>0.000134648603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PP4</text:p>
          </table:table-cell>
          <table:table-cell table:number-columns-repeated="2" office:value-type="string" calcext:value-type="string">
            <text:p>NA</text:p>
          </table:table-cell>
          <table:table-cell table:style-name="ce1" office:value-type="float" office:value="0.00000000000659554081190863" calcext:value-type="float">
            <text:p>6.59554081190863E-12</text:p>
          </table:table-cell>
          <table:table-cell table:style-name="ce1" office:value-type="float" office:value="0.00411696318581359" calcext:value-type="float">
            <text:p>0.004116963185814</text:p>
          </table:table-cell>
          <table:table-cell office:value-type="string" calcext:value-type="string">
            <text:p>NA</text:p>
          </table:table-cell>
          <table:table-cell table:style-name="ce2" office:value-type="float" office:value="0.00000000150867273642519" calcext:value-type="float">
            <text:p>1.50867273642519E-09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KM</text:p>
          </table:table-cell>
          <table:table-cell table:style-name="ce4" office:value-type="string" calcext:value-type="string">
            <text:p>NA (BP = 0.0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E2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ACE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MPRSS2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TMPRSS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ITM2</text:p>
          </table:table-cell>
          <table:table-cell table:style-name="ce1" office:value-type="float" office:value="0.00000000000337979799991854" calcext:value-type="float">
            <text:p>3.37979799991854E-12</text:p>
          </table:table-cell>
          <table:table-cell/>
          <table:table-cell office:value-type="string" calcext:value-type="string">
            <text:p>IFITM2</text:p>
          </table:table-cell>
          <table:table-cell table:style-name="ce2" office:value-type="float" office:value="0.00000323887873967628" calcext:value-type="float">
            <text:p>3.23887873967628E-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ITM3</text:p>
          </table:table-cell>
          <table:table-cell table:style-name="ce1" office:value-type="float" office:value="0.000000000145316738757602" calcext:value-type="float">
            <text:p>1.45316738757602E-10</text:p>
          </table:table-cell>
          <table:table-cell/>
          <table:table-cell office:value-type="string" calcext:value-type="string">
            <text:p>IFITM3</text:p>
          </table:table-cell>
          <table:table-cell table:style-name="ce2" office:value-type="float" office:value="0.00000128013279843485" calcext:value-type="float">
            <text:p>1.28013279843485E-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CN</text:p>
          </table:table-cell>
          <table:table-cell table:style-name="ce2" office:value-type="float" office:value="0.000620136575174162" calcext:value-type="float">
            <text:p>0.000620136575174</text:p>
          </table:table-cell>
          <table:table-cell/>
          <table:table-cell office:value-type="string" calcext:value-type="string">
            <text:p>MYCN</text:p>
          </table:table-cell>
          <table:table-cell table:style-name="ce1" office:value-type="float" office:value="0.0000000000000171342577142673" calcext:value-type="float">
            <text:p>1.71342577142673E-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TRK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TRK1</text:p>
          </table:table-cell>
          <table:table-cell table:style-name="ce2" office:value-type="float" office:value="0.000000000000163226382779653" calcext:value-type="float">
            <text:p>1.63226382779653E-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PN6</text:p>
          </table:table-cell>
          <table:table-cell table:style-name="ce1" office:value-type="float" office:value="0.000000000000838320247586422" calcext:value-type="float">
            <text:p>8.38320247586422E-13</text:p>
          </table:table-cell>
          <table:table-cell/>
          <table:table-cell office:value-type="string" calcext:value-type="string">
            <text:p>PTPN6</text:p>
          </table:table-cell>
          <table:table-cell table:style-name="ce2" office:value-type="float" office:value="0.000000000469064173524511" calcext:value-type="float">
            <text:p>4.69064173524511E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P53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TP53</text:p>
          </table:table-cell>
          <table:table-cell table:style-name="ce1" office:value-type="float" office:value="0.000000000000124949527389375" calcext:value-type="float">
            <text:p>1.24949527389375E-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XCL10</text:p>
          </table:table-cell>
          <table:table-cell table:style-name="ce1" office:value-type="float" office:value="0.00000178985145179197" calcext:value-type="float">
            <text:p>1.78985145179197E-06</text:p>
          </table:table-cell>
          <table:table-cell/>
          <table:table-cell office:value-type="string" calcext:value-type="string">
            <text:p>CXCL10</text:p>
          </table:table-cell>
          <table:table-cell table:style-name="ce2" office:value-type="float" office:value="0.00000139466537108729" calcext:value-type="float">
            <text:p>1.39466537108729E-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XCL11</text:p>
          </table:table-cell>
          <table:table-cell table:style-name="ce1" office:value-type="float" office:value="0.000233943810889805" calcext:value-type="float">
            <text:p>0.00023394381089</text:p>
          </table:table-cell>
          <table:table-cell/>
          <table:table-cell office:value-type="string" calcext:value-type="string">
            <text:p>CXCL11</text:p>
          </table:table-cell>
          <table:table-cell table:style-name="ce2" office:value-type="float" office:value="0.0000158975477669383" calcext:value-type="float">
            <text:p>1.58975477669383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TR1</text:p>
          </table:table-cell>
          <table:table-cell table:style-name="ce1" office:value-type="float" office:value="0.00184695893883688" calcext:value-type="float">
            <text:p>0.001846958938837</text:p>
          </table:table-cell>
          <table:table-cell/>
          <table:table-cell office:value-type="string" calcext:value-type="string">
            <text:p>AGTR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SG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BSG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PIA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PPIA</text:p>
          </table:table-cell>
          <table:table-cell table:style-name="ce1" office:value-type="float" office:value="0.000022208963382719" calcext:value-type="float">
            <text:p>2.2208963382719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PIB</text:p>
          </table:table-cell>
          <table:table-cell table:style-name="ce1" office:value-type="float" office:value="0.000639530387940686" calcext:value-type="float">
            <text:p>0.000639530387941</text:p>
          </table:table-cell>
          <table:table-cell/>
          <table:table-cell office:value-type="string" calcext:value-type="string">
            <text:p>PPIB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PP4</text:p>
          </table:table-cell>
          <table:table-cell table:style-name="ce1" office:value-type="float" office:value="0.00000000000659554081190863" calcext:value-type="float">
            <text:p>6.59554081190863E-12</text:p>
          </table:table-cell>
          <table:table-cell/>
          <table:table-cell office:value-type="string" calcext:value-type="string">
            <text:p>DPP4</text:p>
          </table:table-cell>
          <table:table-cell table:style-name="ce2" office:value-type="float" office:value="0.00000000150867273642519" calcext:value-type="float">
            <text:p>1.50867273642519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E2</text:p>
          </table:table-cell>
          <table:table-cell table:style-name="ce2" office:value-type="float" office:value="0.00123012736509487" calcext:value-type="float">
            <text:p>0.001230127365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RSS2</text:p>
          </table:table-cell>
          <table:table-cell table:style-name="ce2" office:value-type="float" office:value="0.0192785716197822" calcext:value-type="float">
            <text:p>0.019278571619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ITM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ITM3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CN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RK1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PN6</text:p>
          </table:table-cell>
          <table:table-cell table:style-name="ce1" office:value-type="float" office:value="0.000436193873127576" calcext:value-type="float">
            <text:p>0.000436193873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53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CL10</text:p>
          </table:table-cell>
          <table:table-cell table:style-name="ce1" office:value-type="float" office:value="0.000456952745559263" calcext:value-type="float">
            <text:p>0.000456952745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XCL11</text:p>
          </table:table-cell>
          <table:table-cell table:style-name="ce1" office:value-type="float" office:value="0.00908704699613737" calcext:value-type="float">
            <text:p>0.009087046996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TR1</text:p>
          </table:table-cell>
          <table:table-cell table:style-name="ce2" office:value-type="float" office:value="0.000692411317340071" calcext:value-type="float">
            <text:p>0.00069241131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SG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PIA</text:p>
          </table:table-cell>
          <table:table-cell table:style-name="ce1" office:value-type="float" office:value="0.00756558244873183" calcext:value-type="float">
            <text:p>0.007565582448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PIB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P4</text:p>
          </table:table-cell>
          <table:table-cell table:style-name="ce1" office:value-type="float" office:value="0.00411696318581359" calcext:value-type="float">
            <text:p>0.00411696318581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01:10:32.297667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3:39:44.829007034</meta:creation-date>
    <dc:date>2021-03-19T03:14:28.131863726</dc:date>
    <meta:editing-duration>PT3H2M31S</meta:editing-duration>
    <meta:editing-cycles>4</meta:editing-cycles>
    <meta:generator>LibreOffice/6.4.6.2$Linux_X86_64 LibreOffice_project/40$Build-2</meta:generator>
    <meta:document-statistic meta:table-count="1" meta:cell-count="217" meta:object-count="0"/>
  </office:meta>
</office:document-meta>
</file>